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6pt" fo:font-weight="bold" officeooo:rsid="00147dea" officeooo:paragraph-rsid="001b7ed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6pt" fo:font-weight="bold" officeooo:rsid="001b7ede" officeooo:paragraph-rsid="001b7ede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fo:font-weight="bold" officeooo:rsid="001cbf73" officeooo:paragraph-rsid="001cbf7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47dea" officeooo:paragraph-rsid="001b7ede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7dea" officeooo:paragraph-rsid="001b7ed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b7ede" officeooo:paragraph-rsid="001b7ed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bf73" officeooo:paragraph-rsid="001cbf7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e1542" officeooo:paragraph-rsid="001e1542" style:font-size-asian="10.5pt" style:font-weight-asian="normal" style:font-size-complex="12pt" style:font-weight-complex="normal"/>
    </style:style>
    <style:style style:name="T1" style:family="text">
      <style:text-properties officeooo:rsid="001b7ede"/>
    </style:style>
    <style:style style:name="T2" style:family="text">
      <style:text-properties officeooo:rsid="001e15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SOS PRÁCTICOS</text:p>
      <text:p text:style-name="P4"/>
      <text:p text:style-name="P4"/>
      <text:p text:style-name="P4"/>
      <text:p text:style-name="P5"/>
      <text:p text:style-name="P1">A) <text:span text:style-name="T1">El mercado y tipos</text:span></text:p>
      <text:p text:style-name="P1"/>
      <text:p text:style-name="P7">1)</text:p>
      <text:p text:style-name="P7"/>
      <text:p text:style-name="P7"/>
      <text:p text:style-name="P7">2)</text:p>
      <text:p text:style-name="P7"/>
      <text:p text:style-name="P7"/>
      <text:p text:style-name="P6">3)</text:p>
      <text:p text:style-name="P6"><text:tab/>a) Competencia perfecta</text:p>
      <text:p text:style-name="P6"><text:tab/>b) Competencia monopolística</text:p>
      <text:p text:style-name="P6"><text:tab/>c) Oligopolio con pacto</text:p>
      <text:p text:style-name="P6"><text:tab/>d) Competencia monopolística</text:p>
      <text:p text:style-name="P6"><text:tab/></text:p>
      <text:p text:style-name="P6"/>
      <text:p text:style-name="P6"/>
      <text:p text:style-name="P2">B) Segmentación del mercado</text:p>
      <text:p text:style-name="P2"/>
      <text:p text:style-name="P6">4) Tienda de motocicletas. Criterios:</text:p>
      <text:p text:style-name="P6">Demográficos → sexo(varones), edad(jovenes y mediana edad)</text:p>
      <text:p text:style-name="P6">Económicos → renta media y renta alta.</text:p>
      <text:p text:style-name="P6"/>
      <text:p text:style-name="P7">Producto enfocado a jóvenes con renta media-alta (motos deportivas) y personas mayores de 45 años con renta alta (Harley, chopper).</text:p>
      <text:p text:style-name="P7"/>
      <text:p text:style-name="P7"/>
      <text:p text:style-name="P7">5)</text:p>
      <text:p text:style-name="P7"/>
      <text:p text:style-name="P7"/>
      <text:p text:style-name="P7"/>
      <text:p text:style-name="P3">C) Estudio de mercado: los clientes</text:p>
      <text:p text:style-name="P3"/>
      <text:p text:style-name="P7">6)</text:p>
      <text:p text:style-name="P7"><text:tab/>a) Gustos y preferencias</text:p>
      <text:p text:style-name="P7"><text:tab/>b) <text:span text:style-name="T2">Hábitos de compra (dónde)</text:span></text:p>
      <text:p text:style-name="P7"><text:span text:style-name="T2"><text:tab/>c) Hábitos de compra (quién)</text:span></text:p>
      <text:p text:style-name="P8"><text:tab/>d) ¿Por qué lo compra?</text:p>
      <text:p text:style-name="P8"><text:tab/>e) ¿Por qué lo compra?</text:p>
      <text:p text:style-name="P8"/>
      <text:p text:style-name="P8"/>
      <text:p text:style-name="P8">7)</text:p>
      <text:p text:style-name="P8"><text:tab/>a) Objetivos y necesidades</text:p>
      <text:p text:style-name="P8"><text:tab/>b) Acciones</text:p>
      <text:p text:style-name="P8"><text:soft-page-break/><text:tab/>c) Problemas</text:p>
      <text:p text:style-name="P8"><text:tab/>d) Soluciones potenciales</text:p>
      <text:p text:style-name="P8"><text:tab/>e) Beneficios</text:p>
      <text:p text:style-name="P8"><text:tab/>f) Producto o servicio fin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11:58:25.882088410</meta:creation-date>
    <dc:date>2021-10-14T12:29:19.662338996</dc:date>
    <meta:editing-duration>PT8M6S</meta:editing-duration>
    <meta:editing-cycles>1</meta:editing-cycles>
    <meta:document-statistic meta:table-count="0" meta:image-count="0" meta:object-count="0" meta:page-count="2" meta:paragraph-count="30" meta:word-count="117" meta:character-count="731" meta:non-whitespace-character-count="627"/>
    <meta:generator>LibreOffice/7.1.6.2$Linux_X86_64 LibreOffice_project/10$Build-2</meta:generator>
  </office:meta>
</office:document-meta>
</file>